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ab-stops>
          <style:tab-stop style:position="12.991cm"/>
        </style:tab-stops>
      </style:paragraph-properties>
      <style:text-properties officeooo:rsid="0017b4d2" officeooo:paragraph-rsid="0017b4d2"/>
    </style:style>
    <style:style style:name="P2" style:family="paragraph" style:parent-style-name="Standard">
      <style:paragraph-properties fo:text-align="start" style:justify-single-word="false">
        <style:tab-stops>
          <style:tab-stop style:position="12.991cm"/>
        </style:tab-stops>
      </style:paragraph-properties>
      <style:text-properties officeooo:rsid="0017b4d2" officeooo:paragraph-rsid="0022a6b5"/>
    </style:style>
    <style:style style:name="P3" style:family="paragraph" style:parent-style-name="Standard">
      <style:paragraph-properties fo:text-align="center" style:justify-single-word="false">
        <style:tab-stops>
          <style:tab-stop style:position="12.991cm"/>
        </style:tab-stops>
      </style:paragraph-properties>
      <style:text-properties fo:color="#009900" style:text-underline-style="solid" style:text-underline-width="auto" style:text-underline-color="font-color" fo:font-weight="bold" officeooo:rsid="001882da" officeooo:paragraph-rsid="001882da" style:font-weight-asian="bold" style:font-weight-complex="bold"/>
    </style:style>
    <style:style style:name="P4" style:family="paragraph" style:parent-style-name="Standard">
      <style:paragraph-properties fo:text-align="start" style:justify-single-word="false">
        <style:tab-stops>
          <style:tab-stop style:position="12.991cm"/>
        </style:tab-stops>
      </style:paragraph-properties>
      <style:text-properties fo:color="#579d1c" style:text-line-through-style="none" style:text-line-through-type="none" style:text-underline-style="none" fo:font-weight="bold" officeooo:rsid="002308ae" officeooo:paragraph-rsid="002308ae" style:font-size-asian="10.5pt" style:font-weight-asian="bold" style:font-weight-complex="600"/>
    </style:style>
    <style:style style:name="P5" style:family="paragraph" style:parent-style-name="Standard">
      <style:paragraph-properties fo:text-align="start" style:justify-single-word="false">
        <style:tab-stops>
          <style:tab-stop style:position="12.991cm"/>
        </style:tab-stops>
      </style:paragraph-properties>
      <style:text-properties fo:color="#0066cc" style:text-line-through-style="none" style:text-line-through-type="none" style:text-underline-style="none" fo:font-weight="normal" officeooo:rsid="002308ae" officeooo:paragraph-rsid="002308ae" style:font-size-asian="10.5pt" style:font-weight-asian="normal" style:font-weight-complex="normal"/>
    </style:style>
    <style:style style:name="P6" style:family="paragraph" style:parent-style-name="Text_20_body" style:list-style-name="L1">
      <style:text-properties officeooo:rsid="002308ae" officeooo:paragraph-rsid="002308ae"/>
    </style:style>
    <style:style style:name="P7" style:family="paragraph" style:parent-style-name="Text_20_body" style:list-style-name="L2">
      <style:text-properties officeooo:rsid="002308ae" officeooo:paragraph-rsid="002308ae"/>
    </style:style>
    <style:style style:name="P8" style:family="paragraph" style:parent-style-name="Text_20_body" style:list-style-name="L2">
      <style:text-properties officeooo:rsid="002308ae" officeooo:paragraph-rsid="002e7028"/>
    </style:style>
    <style:style style:name="P9" style:family="paragraph" style:parent-style-name="Text_20_body" style:list-style-name="L2">
      <style:text-properties officeooo:rsid="002308ae" officeooo:paragraph-rsid="00310b89"/>
    </style:style>
    <style:style style:name="P10" style:family="paragraph" style:parent-style-name="Text_20_body" style:list-style-name="L1">
      <style:text-properties officeooo:rsid="0023119e" officeooo:paragraph-rsid="0023119e"/>
    </style:style>
    <style:style style:name="P11" style:family="paragraph" style:parent-style-name="Text_20_body" style:list-style-name="L1">
      <style:text-properties officeooo:rsid="0023119e" officeooo:paragraph-rsid="0023845d"/>
    </style:style>
    <style:style style:name="P12" style:family="paragraph" style:parent-style-name="Text_20_body" style:list-style-name="L1">
      <style:text-properties officeooo:rsid="0023845d" officeooo:paragraph-rsid="0023845d"/>
    </style:style>
    <style:style style:name="P13" style:family="paragraph" style:parent-style-name="Text_20_body" style:list-style-name="L2"/>
    <style:style style:name="P14" style:family="paragraph" style:parent-style-name="Text_20_body" style:list-style-name="L2">
      <style:text-properties officeooo:paragraph-rsid="002e7028"/>
    </style:style>
    <style:style style:name="P15" style:family="paragraph" style:parent-style-name="Text_20_body" style:list-style-name="L2">
      <style:text-properties officeooo:rsid="0026124e" officeooo:paragraph-rsid="0026124e"/>
    </style:style>
    <style:style style:name="P16" style:family="paragraph" style:parent-style-name="Text_20_body" style:list-style-name="L2">
      <style:text-properties officeooo:rsid="0026124e" officeooo:paragraph-rsid="0028b9b5"/>
    </style:style>
    <style:style style:name="P17" style:family="paragraph" style:parent-style-name="Text_20_body" style:list-style-name="L2">
      <style:text-properties officeooo:rsid="002b8f26" officeooo:paragraph-rsid="002b8f26"/>
    </style:style>
    <style:style style:name="P18" style:family="paragraph" style:parent-style-name="Text_20_body" style:list-style-name="L2">
      <style:text-properties officeooo:rsid="002b8f26" officeooo:paragraph-rsid="002cc46d"/>
    </style:style>
    <style:style style:name="P19" style:family="paragraph" style:parent-style-name="Text_20_body" style:list-style-name="L2">
      <style:text-properties officeooo:rsid="002b8f26" officeooo:paragraph-rsid="002e7028"/>
    </style:style>
    <style:style style:name="P20" style:family="paragraph" style:parent-style-name="Text_20_body" style:list-style-name="L2">
      <style:text-properties officeooo:rsid="002b8f26" officeooo:paragraph-rsid="00310b89"/>
    </style:style>
    <style:style style:name="P21" style:family="paragraph" style:parent-style-name="Text_20_body" style:list-style-name="L2">
      <style:text-properties officeooo:rsid="00310b89" officeooo:paragraph-rsid="00310b89"/>
    </style:style>
    <style:style style:name="P22" style:family="paragraph" style:parent-style-name="Text_20_body" style:list-style-name="L3">
      <style:text-properties officeooo:rsid="0035c358" officeooo:paragraph-rsid="0035c358"/>
    </style:style>
    <style:style style:name="P23" style:family="paragraph" style:parent-style-name="Text_20_body" style:list-style-name="L3">
      <style:text-properties fo:font-weight="bold" officeooo:rsid="0035c358" officeooo:paragraph-rsid="0035c358" style:font-weight-asian="bold" style:font-weight-complex="bold"/>
    </style:style>
    <style:style style:name="P24" style:family="paragraph" style:parent-style-name="Text_20_body" style:list-style-name="L3">
      <style:text-properties fo:font-weight="bold" officeooo:rsid="003753eb" officeooo:paragraph-rsid="003753eb" style:font-weight-asian="bold" style:font-weight-complex="bold"/>
    </style:style>
    <style:style style:name="P25" style:family="paragraph" style:parent-style-name="Text_20_body" style:list-style-name="L4">
      <style:text-properties fo:font-weight="bold" officeooo:rsid="004021cf" officeooo:paragraph-rsid="004021cf" style:font-weight-asian="bold" style:font-weight-complex="bold"/>
    </style:style>
    <style:style style:name="P26" style:family="paragraph" style:parent-style-name="Text_20_body" style:list-style-name="L3">
      <style:text-properties fo:font-weight="normal" officeooo:rsid="003753eb" officeooo:paragraph-rsid="003753eb" style:font-weight-asian="normal" style:font-weight-complex="normal"/>
    </style:style>
    <style:style style:name="P27" style:family="paragraph" style:parent-style-name="Text_20_body" style:list-style-name="L3">
      <style:text-properties style:font-name="Times New Roman" fo:font-weight="normal" officeooo:rsid="003753eb" officeooo:paragraph-rsid="003753eb" style:font-weight-asian="normal" style:font-weight-complex="normal"/>
    </style:style>
    <style:style style:name="P28" style:family="paragraph" style:parent-style-name="Text_20_body" style:list-style-name="L4">
      <style:text-properties officeooo:rsid="004021cf" officeooo:paragraph-rsid="004021cf"/>
    </style:style>
    <style:style style:name="T1" style:family="text">
      <style:text-properties officeooo:rsid="0022a6b5"/>
    </style:style>
    <style:style style:name="T2" style:family="text">
      <style:text-properties officeooo:rsid="0023119e"/>
    </style:style>
    <style:style style:name="T3" style:family="text">
      <style:text-properties fo:color="#000000" style:font-name="Liberation Serif"/>
    </style:style>
    <style:style style:name="T4" style:family="text">
      <style:text-properties fo:color="#000000" style:font-name="Liberation Serif"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2b8f26" style:font-weight-asian="bold" style:font-weight-complex="bold"/>
    </style:style>
    <style:style style:name="T7" style:family="text">
      <style:text-properties officeooo:rsid="0026e069"/>
    </style:style>
    <style:style style:name="T8" style:family="text">
      <style:text-properties officeooo:rsid="0028b9b5"/>
    </style:style>
    <style:style style:name="T9" style:family="text">
      <style:text-properties officeooo:rsid="002cc46d"/>
    </style:style>
    <style:style style:name="T10" style:family="text">
      <style:text-properties fo:font-weight="normal" style:font-weight-asian="normal" style:font-weight-complex="normal"/>
    </style:style>
    <style:style style:name="T11" style:family="text">
      <style:text-properties fo:font-weight="normal" officeooo:rsid="002e7028" style:font-weight-asian="normal" style:font-weight-complex="normal"/>
    </style:style>
    <style:style style:name="T12" style:family="text">
      <style:text-properties fo:font-weight="normal" officeooo:rsid="00310b89" style:font-weight-asian="normal" style:font-weight-complex="normal"/>
    </style:style>
    <style:style style:name="T13" style:family="text">
      <style:text-properties fo:font-weight="normal" officeooo:rsid="00328f7f" style:font-weight-asian="normal" style:font-weight-complex="normal"/>
    </style:style>
    <style:style style:name="T14" style:family="text">
      <style:text-properties fo:font-weight="normal" officeooo:rsid="004123f2" style:font-weight-asian="normal" style:font-weight-complex="normal"/>
    </style:style>
    <style:style style:name="T15" style:family="text">
      <style:text-properties fo:font-weight="normal" officeooo:rsid="00414be7" style:font-weight-asian="normal" style:font-weight-complex="normal"/>
    </style:style>
    <style:style style:name="T16" style:family="text">
      <style:text-properties style:font-name="Courier New" fo:font-weight="normal" style:font-weight-asian="normal" style:font-weight-complex="normal"/>
    </style:style>
    <style:style style:name="T17" style:family="text">
      <style:text-properties style:font-name="Times New Roman"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ABREY Anthony <text:s text:c="106"/>S4A1</text:p>
      <text:p text:style-name="P2"><text:span text:style-name="T1">MARTIN Florent</text:span><text:tab/><text:tab/><text:tab/></text:p>
      <text:p text:style-name="P1"/>
      <text:p text:style-name="Title">Compte rendue des TP du traitement de l’info</text:p>
      <text:p text:style-name="P3"/>
      <text:h text:style-name="Heading_20_1" text:outline-level="1">I) Cryptographie</text:h>
      <text:p text:style-name="P4"/>
      <text:h text:style-name="Heading_20_2" text:outline-level="2">S1 Enfance de l’art</text:h>
      <text:list xml:id="list3005109899801848206" text:style-name="L1">
        <text:list-item>
          <text:p text:style-name="P6">Carre de 25 :</text:p>
          <text:list>
            <text:list-item>
              <text:p text:style-name="P10"><text:span text:style-name="T5">Lieu </text:span>: <text:bookmark-start text:name="__DdeLink__171_1388829221"/>Cryptographie/EnfanceDeLArt/<text:bookmark-end text:name="__DdeLink__171_1388829221"/>Le_carre_de_de25.py</text:p>
            </text:list-item>
            <text:list-item>
              <text:p text:style-name="P10"><text:span text:style-name="T5">Description</text:span> : Nous cryptons la phrase de départ qui est « Bonjour tout le monde » ce qui va donner : 123534253551434535514532153335341415. Lorsqu l’on décryptons on retombe sur la phrase de départ. Par la suite la peut créer son propre carrée puis nous cryptons et décryptons de nouveau la pharse «  Bonjour tout le monde ».</text:p>
            </text:list-item>
          </text:list>
        </text:list-item>
        <text:list-item>
          <text:p text:style-name="P6">Largonjem :</text:p>
          <text:list>
            <text:list-item>
              <text:p text:style-name="P11"><text:span text:style-name="T5">Lieu </text:span>: <text:bookmark-start text:name="__DdeLink__173_1388829221"/>Cryptographie/EnfanceDeLArt/<text:bookmark-end text:name="__DdeLink__173_1388829221"/><text:span text:style-name="T3">Le_largonjem.py</text:span></text:p>
            </text:list-item>
            <text:list-item>
              <text:p text:style-name="P12"><text:span text:style-name="T4">Description</text:span><text:span text:style-name="T3"> : Nous cryptons la phrase « bonjour à tous je suis enchanté » en utilisant la technique Largonjem qui consiste à ajouter L devant et EM derrière toutes les consonnes d’un texte.</text:span></text:p>
            </text:list-item>
          </text:list>
        </text:list-item>
        <text:list-item>
          <text:p text:style-name="P6">Code de César :</text:p>
          <text:list>
            <text:list-item>
              <text:p text:style-name="P12">Le code de César a été fait dans la partie « chiffrement par substitution » car il était demandé là aussi</text:p>
            </text:list-item>
          </text:list>
        </text:list-item>
        <text:list-item>
          <text:p text:style-name="P6">Bible :</text:p>
          <text:list>
            <text:list-item>
              <text:p text:style-name="P12"><text:span text:style-name="T5">Lieu</text:span> : <text:bookmark-start text:name="__DdeLink__175_1388829221"/><text:span text:style-name="T2">Cryptographie/</text:span><text:bookmark-end text:name="__DdeLink__175_1388829221"/><text:span text:style-name="T2">EnfanceDeLArt/</text:span>bible.py</text:p>
            </text:list-item>
            <text:list-item>
              <text:p text:style-name="P12"><text:span text:style-name="T5">Description</text:span> : Lit le texte dans le fichier bible.txt, sépare les lettres et ajoute dans une matrice les lettres de l’alphabet (donc on retire les ‘,’, ‘-’, ‘.’, ‘ ;’ etc). Par la suite, l’utilisateur peut demander si tel ou tel mot se trouve dans cette matrice.</text:p>
            </text:list-item>
          </text:list>
        </text:list-item>
      </text:list>
      <text:h text:style-name="Heading_20_2" text:outline-level="2">S2 Age Classique</text:h>
      <text:list xml:id="list7927854850500255599" text:style-name="L2">
        <text:list-item>
          <text:p text:style-name="P7">Substitution :</text:p>
          <text:list>
            <text:list-item>
              <text:p text:style-name="P15"><text:span text:style-name="T5">Lieu</text:span> : <text:bookmark-start text:name="__DdeLink__177_1388829221"/><text:span text:style-name="T2">Cryptographie/</text:span>AgeClassique/<text:bookmark-end text:name="__DdeLink__177_1388829221"/>chiffrement_subtitution.py</text:p>
            </text:list-item>
            <text:list-item>
              <text:p text:style-name="P16"><text:soft-page-break/><text:span text:style-name="T5">Description</text:span> : contient plusieurs algorithme sur le chiffrement par <text:span text:style-name="T8">substitution</text:span> <text:span text:style-name="T7">avec notamment ce Code de César avec l’analyse des fréquences d’ Al-Kindi. On arrive à avoir la fréquence des lettres dans le texte. Le petit bémol c’est lorsqu’on veut comparer çà avec les fréquences des lettres de l’alphabet français aux fréquences d’apparition des lettres dans le texte, on a pas forcément le résultat complément égal. Ex : A a une fréquence d’apparition de 0.173. Si dans notre texte sa fréquence d’apparition est de 0.176 <text:s/>alors on ne sait pas que c’est A. </text:span></text:p>
            </text:list-item>
          </text:list>
        </text:list-item>
        <text:list-item>
          <text:p text:style-name="P7">Transposition :</text:p>
          <text:list>
            <text:list-item>
              <text:p text:style-name="P17"><text:bookmark-start text:name="__DdeLink__179_1388829221"/><text:span text:style-name="T5">Lieu</text:span> : <text:span text:style-name="T2">Cryptographie/AgeClassique/</text:span>chiffrement_transposition.py</text:p>
            </text:list-item>
            <text:list-item>
              <text:p text:style-name="P17"><text:span text:style-name="T5">Description</text:span> : contient les algorithmes traitant du chiffrement par transposition<text:bookmark-end text:name="__DdeLink__179_1388829221"/></text:p>
            </text:list-item>
          </text:list>
        </text:list-item>
        <text:list-item>
          <text:p text:style-name="P7">Vigenère :</text:p>
          <text:list>
            <text:list-item>
              <text:p text:style-name="P17"><text:bookmark-start text:name="__DdeLink__181_1388829221"/><text:span text:style-name="T5">Lieu</text:span> : <text:span text:style-name="T2">Cryptographie/AgeClassique/</text:span>chiffre_vigenere.py</text:p>
            </text:list-item>
            <text:list-item>
              <text:p text:style-name="P17"><text:span text:style-name="T5">Description</text:span> : contient l’algorithme du chiffre de Vigenère<text:bookmark-end text:name="__DdeLink__181_1388829221"/></text:p>
            </text:list-item>
          </text:list>
        </text:list-item>
        <text:list-item>
          <text:p text:style-name="P7">Babbage :</text:p>
        </text:list-item>
        <text:list-item>
          <text:p text:style-name="P7">Vernam :</text:p>
          <text:list>
            <text:list-item>
              <text:p text:style-name="P18"><text:span text:style-name="T5">Lieu</text:span> : <text:span text:style-name="T2">Cryptographie/AgeClassique/vernam</text:span>py</text:p>
            </text:list-item>
            <text:list-item>
              <text:p text:style-name="P18"><text:span text:style-name="T5">Description</text:span> : contient l’algorithme d<text:span text:style-name="T9">e Vernam</text:span></text:p>
            </text:list-item>
          </text:list>
        </text:list-item>
      </text:list>
      <text:h text:style-name="Heading_20_2" text:outline-level="2">S3 Nombres premiers</text:h>
      <text:list xml:id="list82103465648292" text:continue-numbering="true" text:style-name="L2">
        <text:list-item>
          <text:p text:style-name="P7">Théorème et conjecture :</text:p>
          <text:list>
            <text:list-item>
              <text:p text:style-name="P19"><text:bookmark-start text:name="__DdeLink__183_1388829221"/><text:span text:style-name="T5">Lieu</text:span> : <text:span text:style-name="T2">Cryptographie/NombrePremier/Les_nombres_premiers</text:span>.py</text:p>
            </text:list-item>
            <text:list-item>
              <text:p text:style-name="P14"><text:span text:style-name="T6">Description : </text:span><text:span text:style-name="T11">algorithme de la crible d’E</text:span><text:span text:style-name="T15">r</text:span><text:span text:style-name="T11">asthothène, des nombres pr</text:span><text:span text:style-name="T15">e</text:span><text:span text:style-name="T11">miers jumeaux et colorisations d</text:span><text:span text:style-name="T10">es nombres premiers faisant partie d'une progression arithmétique d'au moins trois termes.</text:span><text:bookmark-end text:name="__DdeLink__183_1388829221"/></text:p>
            </text:list-item>
          </text:list>
        </text:list-item>
        <text:list-item>
          <text:p text:style-name="P7">Outils arithmétiques :</text:p>
          <text:list>
            <text:list-item>
              <text:p text:style-name="P19"><text:span text:style-name="T5">Lieu</text:span> : <text:span text:style-name="T2">Cryptographie/NombrePremier/outils_arithmetique</text:span>.py</text:p>
            </text:list-item>
            <text:list-item>
              <text:p text:style-name="P8"><text:span text:style-name="T6">Description : </text:span><text:span text:style-name="T11">calcul du PGCD, PPCM et de puissance</text:span></text:p>
            </text:list-item>
          </text:list>
        </text:list-item>
        <text:list-item>
          <text:p text:style-name="P7">Tests de primalité :</text:p>
          <text:list>
            <text:list-item>
              <text:p text:style-name="P19"><text:bookmark-start text:name="__DdeLink__185_1388829221"/><text:span text:style-name="T5">Lieu</text:span> : <text:span text:style-name="T2">Cryptographie/NombrePremier/test_primalite</text:span>.py</text:p>
            </text:list-item>
            <text:list-item>
              <text:p text:style-name="P8"><text:span text:style-name="T6">Description : </text:span><text:span text:style-name="T11">contient deux premiers tests avec / sans la crible d’Erastosphene, le test de Wilson, le test chinois, le test avec le petit théorème de Fermat et un calcul permettant de rechercher un nombre premier entre n et 2n.</text:span><text:bookmark-end text:name="__DdeLink__185_1388829221"/></text:p>
            </text:list-item>
          </text:list>
        </text:list-item>
        <text:list-item>
          <text:p text:style-name="P7">Répartition :</text:p>
          <text:list>
            <text:list-item>
              <text:p text:style-name="P20"><text:soft-page-break/><text:span text:style-name="T5">Lieu</text:span> : <text:span text:style-name="T2">Cryptographie/NombrePremier/repartion_nbr_premiers</text:span>.py</text:p>
            </text:list-item>
            <text:list-item>
              <text:p text:style-name="P9"><text:span text:style-name="T6">Description : </text:span><text:span text:style-name="T12">algorithme permettant d’afficher une spirale qui nous montre la répartition <text:s/>des nombres premiers</text:span></text:p>
            </text:list-item>
          </text:list>
        </text:list-item>
        <text:list-item>
          <text:p text:style-name="P7">Formules :</text:p>
          <text:list>
            <text:list-item>
              <text:p text:style-name="P21">Il n’ y a pas de tp pour cette partie</text:p>
            </text:list-item>
          </text:list>
        </text:list-item>
        <text:list-item>
          <text:p text:style-name="P13">Fermat et Mersenne :</text:p>
          <text:list>
            <text:list-item>
              <text:p text:style-name="P13"><text:span text:style-name="T5">Lieu</text:span> : <text:span text:style-name="T2">Cryptographie/NombrePremier/fermat_mersenne</text:span>.py</text:p>
            </text:list-item>
            <text:list-item>
              <text:p text:style-name="P13">Description : <text:span text:style-name="T13">Calcul les nombres de Fermat et vérifie que les nombres sont premiers. Calcul les nombres de Mersenne puis vérifie si ces nombres ont premier avec la méthode direct et la méthode d’Edouard Lucas.</text:span></text:p>
            </text:list-item>
          </text:list>
        </text:list-item>
      </text:list>
      <text:h text:style-name="Heading_20_2" text:outline-level="2">S4 / S5 Cryptographie asymétrique</text:h>
      <text:list xml:id="list305417255485116063" text:style-name="L3">
        <text:list-item>
          <text:p text:style-name="P22">El Gamal :</text:p>
          <text:list>
            <text:list-item>
              <text:p text:style-name="P23">Lieu :<text:span text:style-name="T10"> Cryptographie/CryptoAsym/ElGamal.py</text:span></text:p>
            </text:list-item>
            <text:list-item>
              <text:p text:style-name="P24">Description :<text:span text:style-name="T10"> Mise en place du chiffrement d’El Gamal. Celui-ci ne fonctionne que pour des nombres à petits chiffres (à deux chiffres dans les tests) dans ce qui a été produits. De plus, trois résultats sont actuellement possibles :</text:span></text:p>
              <text:list>
                <text:list-item>
                  <text:p text:style-name="P26">le succès de l’exécution ;</text:p>
                </text:list-item>
                <text:list-item>
                  <text:p text:style-name="P24"><text:span text:style-name="T10">l’échec de l’exécution (se traduit par une exception du fait que </text:span><text:span text:style-name="T16">g</text:span><text:span text:style-name="T17"> reste à </text:span><text:span text:style-name="T16">None</text:span><text:span text:style-name="T17">) ;</text:span></text:p>
                </text:list-item>
                <text:list-item>
                  <text:p text:style-name="P27">le programme s’exécute à l’infinie (ou tout du moins, pas dans un temps satisfaisant).</text:p>
                </text:list-item>
              </text:list>
            </text:list-item>
          </text:list>
        </text:list-item>
      </text:list>
      <text:h text:style-name="Heading_20_2" text:outline-level="2">S6 Fonctions de Hachages</text:h>
      <text:list xml:id="list8222831324859275891" text:style-name="L4">
        <text:list-item>
          <text:p text:style-name="P28">SHA1 :</text:p>
          <text:list>
            <text:list-item>
              <text:p text:style-name="P25">Lieu : <text:span text:style-name="T10">Cryptographie/FctHachage/SHA-1.py</text:span></text:p>
            </text:list-item>
            <text:list-item>
              <text:p text:style-name="P25">Description : <text:span text:style-name="T10">Implémentation du code de hachage. </text:span><text:span text:style-name="T14">On compare ensuite le résultat la fonction md5 de python.</text:span></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ff3333"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00cc00"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33ff"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8:49:37.921995951</meta:creation-date>
    <dc:date>2017-03-28T08:19:59.251204663</dc:date>
    <meta:editing-duration>PT7H1M21S</meta:editing-duration>
    <meta:editing-cycles>18</meta:editing-cycles>
    <meta:generator>LibreOffice/5.1.6.2$Linux_X86_64 LibreOffice_project/10m0$Build-2</meta:generator>
    <meta:document-statistic meta:table-count="0" meta:image-count="0" meta:object-count="0" meta:page-count="3" meta:paragraph-count="59" meta:word-count="670" meta:character-count="4297" meta:non-whitespace-character-count="3623"/>
  </office:meta>
</office:document-meta>
</file>